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F600000041F8AA491D2FC83FD2.png" manifest:media-type="image/png"/>
  <manifest:file-entry manifest:full-path="Pictures/1000541B00001977000006ABD6B1BAF59851C47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azli" svg:font-family="Nazli" style:font-pitch="variable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color="#000000" fo:font-size="20pt" fo:font-weight="normal" officeooo:rsid="000ec39b" officeooo:paragraph-rsid="000ec39b" style:font-size-asian="20pt" style:font-weight-asian="normal" style:font-name-complex="Vazir" style:font-size-complex="20pt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چند نکته در بخش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azli" svg:font-family="Nazli" style:font-pitch="variable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126in" style:type="center"/>
          <style:tab-stop style:position="7.4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9in" fo:page-height="16in" style:num-format="1" style:print-orientation="portrait" fo:margin-top="0.7874in" fo:margin-bottom="0.7874in" fo:margin-left="0.7874in" fo:margin-right="0.7874in" fo:border="none" fo:padding="0in" style:shadow="none" fo:background-color="#99cc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99ccff" draw:opacity="100%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Image1" text:anchor-type="paragraph" svg:x="0.8346in" svg:y="6.011in" svg:width="5.7508in" svg:height="1.4874in" draw:z-index="0"><draw:image xlink:href="Pictures/1000541B00001977000006ABD6B1BAF59851C473.svg" xlink:type="simple" xlink:show="embed" xlink:actuate="onLoad" loext:mime-type="image/svg+xml"/><draw:image xlink:href="Pictures/10000201000000F600000041F8AA491D2FC83FD2.png" xlink:type="simple" xlink:show="embed" xlink:actuate="onLoad"/><svg:title>Artboard 1 copy 4</svg:title></draw:frame><draw:frame draw:style-name="Mfr2" draw:name="Image2" text:anchor-type="paragraph" svg:x="2.0409in" svg:y="-0.75in" svg:width="3.5457in" svg:height="0.9173in" draw:z-index="1"><draw:image xlink:href="Pictures/1000541B00001977000006ABD6B1BAF59851C473.svg" xlink:type="simple" xlink:show="embed" xlink:actuate="onLoad" loext:mime-type="image/svg+xml"/><draw:image xlink:href="Pictures/10000201000000F600000041F8AA491D2FC83FD2.png" xlink:type="simple" xlink:show="embed" xlink:actuate="onLoad"/><svg:title>Artboard 1 copy 4</svg:title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8:08:22.869210090</meta:creation-date>
    <dc:date>2019-12-30T08:48:37.358091088</dc:date>
    <meta:editing-duration>PT40M11S</meta:editing-duration>
    <meta:editing-cycles>9</meta:editing-cycles>
    <meta:generator>LibreOffice/6.0.7.3$Linux_X86_64 LibreOffice_project/00m0$Build-3</meta:generator>
    <meta:document-statistic meta:table-count="0" meta:image-count="2" meta:object-count="0" meta:page-count="1" meta:paragraph-count="1" meta:word-count="4" meta:character-count="16" meta:non-whitespace-character-count="12"/>
  </office:meta>
</office:document-meta>
</file>